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23cm" fo:margin-left="0.09cm" table:align="left"/>
    </style:style>
    <style:style style:name="Tableau1.A" style:family="table-column">
      <style:table-column-properties style:column-width="2.011cm"/>
    </style:style>
    <style:style style:name="Tableau1.B" style:family="table-column">
      <style:table-column-properties style:column-width="4.313cm"/>
    </style:style>
    <style:style style:name="Tableau1.C" style:family="table-column">
      <style:table-column-properties style:column-width="4.948cm"/>
    </style:style>
    <style:style style:name="Tableau1.D" style:family="table-column">
      <style:table-column-properties style:column-width="5.652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805cm"/>
    </style:style>
    <style:style style:name="Tableau2.B" style:family="table-column">
      <style:table-column-properties style:column-width="14.208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3" style:family="table">
      <style:table-properties style:width="16.671cm" table:align="margins"/>
    </style:style>
    <style:style style:name="Tableau3.A" style:family="table-column">
      <style:table-column-properties style:column-width="3.313cm" style:rel-column-width="13021*"/>
    </style:style>
    <style:style style:name="Tableau3.C" style:family="table-column">
      <style:table-column-properties style:column-width="3.364cm" style:rel-column-width="13223*"/>
    </style:style>
    <style:style style:name="Tableau3.D" style:family="table-column">
      <style:table-column-properties style:column-width="3.381cm" style:rel-column-width="13291*"/>
    </style:style>
    <style:style style:name="Tableau3.E" style:family="table-column">
      <style:table-column-properties style:column-width="3.302cm" style:rel-column-width="12979*"/>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6" style:family="table">
      <style:table-properties style:width="16.671cm" table:align="margins"/>
    </style:style>
    <style:style style:name="Tableau6.A" style:family="table-column">
      <style:table-column-properties style:column-width="3.896cm" style:rel-column-width="15315*"/>
    </style:style>
    <style:style style:name="Tableau6.B" style:family="table-column">
      <style:table-column-properties style:column-width="6.091cm" style:rel-column-width="23947*"/>
    </style:style>
    <style:style style:name="Tableau6.C" style:family="table-column">
      <style:table-column-properties style:column-width="3.381cm" style:rel-column-width="13291*"/>
    </style:style>
    <style:style style:name="Tableau6.D" style:family="table-column">
      <style:table-column-properties style:column-width="3.302cm" style:rel-column-width="12982*"/>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style:font-name="Liberation Serif1" fo:font-weight="normal" officeooo:rsid="007e73ab" officeooo:paragraph-rsid="007e73ab" style:font-weight-asian="normal" style:font-weight-complex="normal"/>
    </style:style>
    <style:style style:name="P2" style:family="paragraph" style:parent-style-name="Standard">
      <style:text-properties style:use-window-font-color="true" style:font-name="Arial1" fo:font-size="10pt" fo:font-weight="normal" officeooo:rsid="00a1af2a" officeooo:paragraph-rsid="00a867a7" fo:background-color="transparent" style:font-size-asian="10pt" style:font-weight-asian="normal" style:font-size-complex="10pt" style:font-weight-complex="normal"/>
    </style:style>
    <style:style style:name="P3" style:family="paragraph" style:parent-style-name="Standard">
      <style:text-properties style:use-window-font-color="true" style:font-name="Arial1" fo:font-size="10pt" fo:font-weight="normal" officeooo:rsid="00a4ae37" officeooo:paragraph-rsid="00a867a7" fo:background-color="transparent" style:font-size-asian="10pt" style:font-weight-asian="normal" style:font-size-complex="10pt" style:font-weight-complex="normal"/>
    </style:style>
    <style:style style:name="P4" style:family="paragraph" style:parent-style-name="Standard">
      <style:text-properties style:use-window-font-color="true" style:font-name="Arial1" fo:font-size="10pt" fo:font-weight="normal" officeooo:rsid="008eb634" officeooo:paragraph-rsid="009a3aee" fo:background-color="transparent" style:font-size-asian="10pt" style:font-weight-asian="normal" style:font-size-complex="10pt" style:font-weight-complex="normal"/>
    </style:style>
    <style:style style:name="P5" style:family="paragraph" style:parent-style-name="Standard">
      <style:text-properties style:use-window-font-color="true" style:font-name="Arial1" fo:font-size="10pt" fo:font-weight="normal" officeooo:rsid="00888dd3" officeooo:paragraph-rsid="00087c3c" style:font-size-asian="10pt" style:font-weight-asian="normal" style:font-size-complex="10pt" style:font-weight-complex="normal"/>
    </style:style>
    <style:style style:name="P6" style:family="paragraph" style:parent-style-name="Standard">
      <style:text-properties style:use-window-font-color="true" style:font-name="Arial1" fo:font-size="10pt" fo:font-weight="normal" officeooo:rsid="009be0fa" officeooo:paragraph-rsid="001eed6b" style:font-size-asian="10pt" style:font-weight-asian="normal" style:font-size-complex="10pt" style:font-weight-complex="normal"/>
    </style:style>
    <style:style style:name="P7" style:family="paragraph" style:parent-style-name="Standard">
      <style:text-properties style:use-window-font-color="true" style:font-name="Arial1" fo:font-size="10pt" fo:font-weight="normal" officeooo:rsid="009be0fa" officeooo:paragraph-rsid="00b72c2f" style:font-size-asian="10pt" style:font-weight-asian="normal" style:font-size-complex="10pt" style:font-weight-complex="normal"/>
    </style:style>
    <style:style style:name="P8" style:family="paragraph" style:parent-style-name="Standard">
      <style:text-properties style:use-window-font-color="true" style:font-name="Arial1" fo:font-size="10pt" officeooo:rsid="0090244e" officeooo:paragraph-rsid="0090244e" style:font-size-asian="10pt" style:font-size-complex="10pt"/>
    </style:style>
    <style:style style:name="P9" style:family="paragraph" style:parent-style-name="Standard">
      <style:paragraph-properties fo:text-align="justify" style:justify-single-word="false"/>
      <style:text-properties style:use-window-font-color="true" style:font-name="Arial1" fo:font-size="10pt" officeooo:rsid="0090360b" officeooo:paragraph-rsid="00b168b9" style:font-size-asian="10pt" style:font-size-complex="10pt"/>
    </style:style>
    <style:style style:name="P10" style:family="paragraph" style:parent-style-name="Standard">
      <style:paragraph-properties fo:text-align="justify" style:justify-single-word="false"/>
      <style:text-properties style:use-window-font-color="true" style:font-name="Arial1" fo:font-size="10pt" officeooo:rsid="00b168b9" officeooo:paragraph-rsid="00b168b9" style:font-size-asian="10pt" style:font-size-complex="10pt"/>
    </style:style>
    <style:style style:name="P11" style:family="paragraph" style:parent-style-name="Standard">
      <style:paragraph-properties fo:text-align="justify" style:justify-single-word="false"/>
      <style:text-properties style:use-window-font-color="true" style:font-name="Arial1" fo:font-size="10pt" officeooo:rsid="00195ff9" officeooo:paragraph-rsid="00b72c2f" style:font-size-asian="10pt" style:font-size-complex="10pt"/>
    </style:style>
    <style:style style:name="P12" style:family="paragraph" style:parent-style-name="Standard">
      <style:paragraph-properties fo:text-align="justify" style:justify-single-word="false"/>
      <style:text-properties style:use-window-font-color="true" style:font-name="Arial1" fo:font-size="10pt" officeooo:rsid="009b381f" officeooo:paragraph-rsid="009b381f" fo:background-color="transparent" style:font-size-asian="10pt" style:font-size-complex="10pt"/>
    </style:style>
    <style:style style:name="P13" style:family="paragraph" style:parent-style-name="Standard">
      <style:paragraph-properties fo:text-align="justify" style:justify-single-word="false"/>
      <style:text-properties style:use-window-font-color="true" style:font-name="Arial1" fo:font-size="10pt" officeooo:rsid="009f938f" officeooo:paragraph-rsid="009b381f" fo:background-color="transparent" style:font-size-asian="10pt" style:font-size-complex="10pt"/>
    </style:style>
    <style:style style:name="P14" style:family="paragraph" style:parent-style-name="Standard">
      <style:paragraph-properties fo:text-align="justify" style:justify-single-word="false"/>
      <style:text-properties style:use-window-font-color="true" style:font-name="Arial1" fo:font-size="10pt" officeooo:rsid="00a30b19" officeooo:paragraph-rsid="00a30b19" fo:background-color="transparent" style:font-size-asian="10pt" style:font-size-complex="10pt"/>
    </style:style>
    <style:style style:name="P15" style:family="paragraph" style:parent-style-name="Standard">
      <style:text-properties style:use-window-font-color="true" style:text-outline="false" style:text-line-through-style="none" style:text-line-through-type="none" style:font-name="Arial" fo:font-size="10pt" fo:font-style="normal" fo:text-shadow="none" style:text-underline-style="none" fo:font-weight="normal" officeooo:rsid="008a0d74" officeooo:paragraph-rsid="00a867a7" fo:background-color="transparent" style:font-size-asian="10pt" style:font-style-asian="normal" style:font-weight-asian="normal" style:font-size-complex="10pt" style:font-weight-complex="normal" style:text-emphasize="none"/>
    </style:style>
    <style:style style:name="P16" style:family="paragraph" style:parent-style-name="Standard">
      <style:paragraph-properties fo:text-align="center" style:justify-single-word="false"/>
      <style:text-properties style:font-name="Arial1" fo:font-size="10pt" fo:font-weight="bold" officeooo:rsid="0007ca86" officeooo:paragraph-rsid="00a867a7" style:font-size-asian="10pt" style:font-weight-asian="bold" style:font-size-complex="10pt" style:font-weight-complex="bold"/>
    </style:style>
    <style:style style:name="P17"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18"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20" style:family="paragraph" style:parent-style-name="Standard">
      <style:paragraph-properties fo:text-align="justify" style:justify-single-word="false"/>
      <style:text-properties style:font-name="Arial1" fo:font-size="10pt" fo:font-weight="bold" officeooo:rsid="0005502f" officeooo:paragraph-rsid="00b72c2f" style:font-size-asian="10pt" style:font-weight-asian="bold" style:font-size-complex="10pt" style:font-weight-complex="bold"/>
    </style:style>
    <style:style style:name="P21" style:family="paragraph" style:parent-style-name="Standard">
      <style:text-properties style:font-name="Arial1" fo:font-size="10pt" fo:font-weight="normal" officeooo:rsid="0007ca86" officeooo:paragraph-rsid="00a867a7" style:font-size-asian="10pt" style:font-weight-asian="normal" style:font-size-complex="10pt" style:font-weight-complex="normal"/>
    </style:style>
    <style:style style:name="P22" style:family="paragraph" style:parent-style-name="Standard">
      <style:paragraph-properties fo:text-align="center" style:justify-single-word="false"/>
      <style:text-properties style:font-name="Arial1" fo:font-size="10pt" fo:font-weight="normal" officeooo:rsid="0007ca86" officeooo:paragraph-rsid="00a867a7" style:font-size-asian="10pt" style:font-weight-asian="normal" style:font-size-complex="10pt" style:font-weight-complex="normal"/>
    </style:style>
    <style:style style:name="P23" style:family="paragraph" style:parent-style-name="Standard">
      <style:text-properties style:font-name="Arial1" fo:font-size="10pt" officeooo:rsid="0007ca86" officeooo:paragraph-rsid="00a867a7" style:font-size-asian="10pt" style:font-size-complex="10pt"/>
    </style:style>
    <style:style style:name="P24" style:family="paragraph" style:parent-style-name="Standard">
      <style:text-properties style:font-name="Arial1" fo:font-size="10pt" officeooo:rsid="00087c3c" officeooo:paragraph-rsid="00087c3c" style:font-size-asian="10pt" style:font-size-complex="10pt"/>
    </style:style>
    <style:style style:name="P25" style:family="paragraph" style:parent-style-name="Standard">
      <style:paragraph-properties fo:text-align="justify" style:justify-single-word="false"/>
      <style:text-properties style:font-name="Arial1" fo:font-size="10pt" officeooo:paragraph-rsid="00b72c2f" style:font-size-asian="10pt" style:font-size-complex="10pt"/>
    </style:style>
    <style:style style:name="P26" style:family="paragraph" style:parent-style-name="Standard">
      <style:paragraph-properties fo:text-align="justify" style:justify-single-word="false"/>
      <style:text-properties style:font-name="Arial1" fo:font-size="10pt" officeooo:rsid="00067ce4" officeooo:paragraph-rsid="00b72c2f" style:font-size-asian="10pt" style:font-size-complex="10pt"/>
    </style:style>
    <style:style style:name="P27" style:family="paragraph" style:parent-style-name="Standard">
      <style:text-properties style:font-name="Arial1" fo:font-size="10pt" officeooo:rsid="000a0cee" officeooo:paragraph-rsid="00b72c2f" style:font-size-asian="10pt" style:font-size-complex="10pt"/>
    </style:style>
    <style:style style:name="P28" style:family="paragraph" style:parent-style-name="Standard">
      <style:text-properties style:font-name="Arial1" fo:font-size="10pt" officeooo:rsid="0008a09e" officeooo:paragraph-rsid="00b72c2f" style:font-size-asian="10pt" style:font-size-complex="10pt"/>
    </style:style>
    <style:style style:name="P29" style:family="paragraph" style:parent-style-name="Standard">
      <style:text-properties style:font-name="Arial1" fo:font-size="10pt" officeooo:paragraph-rsid="00b72c2f" style:font-size-asian="10pt" style:font-size-complex="10pt"/>
    </style:style>
    <style:style style:name="P30" style:family="paragraph" style:parent-style-name="Standard">
      <style:paragraph-properties fo:text-align="justify" style:justify-single-word="false"/>
      <style:text-properties style:font-name="Arial1" fo:font-size="10pt" officeooo:rsid="00195ff9" officeooo:paragraph-rsid="00b72c2f" style:font-size-asian="10pt" style:font-size-complex="10pt"/>
    </style:style>
    <style:style style:name="P31" style:family="paragraph" style:parent-style-name="Standard">
      <style:text-properties officeooo:paragraph-rsid="00087c3c"/>
    </style:style>
    <style:style style:name="P32"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7c929e" officeooo:paragraph-rsid="00ad85c0" fo:background-color="transparent" style:font-size-asian="10pt" style:font-style-asian="normal" style:font-weight-asian="normal" style:font-size-complex="10pt" style:text-emphasize="none"/>
    </style:style>
    <style:style style:name="P33"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a867a7" fo:background-color="transparent" style:font-size-asian="10pt" style:font-size-complex="10pt"/>
    </style:style>
    <style:style style:name="P34" style:family="paragraph" style:parent-style-name="Table_20_Contents">
      <style:text-properties style:font-name="Arial1" fo:font-size="10pt" officeooo:rsid="00825d4c" officeooo:paragraph-rsid="00a867a7" fo:background-color="transparent" style:font-size-asian="10pt" style:font-size-complex="10pt"/>
    </style:style>
    <style:style style:name="P35" style:family="paragraph" style:parent-style-name="Table_20_Contents">
      <style:text-properties style:font-name="Arial1" fo:font-size="10pt" officeooo:rsid="00888dd3" officeooo:paragraph-rsid="00a867a7" fo:background-color="transparent" style:font-size-asian="10pt" style:font-size-complex="10pt"/>
    </style:style>
    <style:style style:name="P36" style:family="paragraph" style:parent-style-name="Table_20_Contents">
      <style:text-properties style:font-name="Arial1" fo:font-size="10pt" officeooo:rsid="00888dd3" officeooo:paragraph-rsid="00ad48a7" fo:background-color="transparent" style:font-size-asian="10pt" style:font-size-complex="10pt"/>
    </style:style>
    <style:style style:name="P37" style:family="paragraph" style:parent-style-name="Table_20_Contents">
      <style:text-properties style:font-name="Arial1" fo:font-size="10pt" officeooo:rsid="009e1864" officeooo:paragraph-rsid="00a867a7" fo:background-color="transparent" style:font-size-asian="10pt" style:font-size-complex="10pt"/>
    </style:style>
    <style:style style:name="P38" style:family="paragraph" style:parent-style-name="Table_20_Contents">
      <style:text-properties style:font-name="Arial1" fo:font-size="10pt" officeooo:paragraph-rsid="00a867a7" fo:background-color="transparent" style:font-size-asian="10pt" style:font-size-complex="10pt"/>
    </style:style>
    <style:style style:name="P39"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a867a7" fo:background-color="transparent" style:font-size-asian="10pt" style:font-weight-asian="bold" style:font-size-complex="10pt" style:font-weight-complex="bold"/>
    </style:style>
    <style:style style:name="P40"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a867a7" fo:background-color="transparent" style:font-size-asian="10pt" style:font-weight-asian="bold" style:font-size-complex="10pt" style:font-weight-complex="bold"/>
    </style:style>
    <style:style style:name="P41" style:family="paragraph" style:parent-style-name="Table_20_Contents">
      <style:text-properties style:font-name="Arial1" fo:font-size="10pt" officeooo:rsid="0008a09e" officeooo:paragraph-rsid="00b72c2f" style:font-size-asian="10pt" style:font-size-complex="10pt"/>
    </style:style>
    <style:style style:name="P42" style:family="paragraph" style:parent-style-name="Table_20_Contents">
      <style:text-properties style:font-name="Arial1" fo:font-size="10pt" officeooo:rsid="000a0cee" officeooo:paragraph-rsid="00b72c2f" style:font-size-asian="10pt" style:font-size-complex="10pt"/>
    </style:style>
    <style:style style:name="P43" style:family="paragraph" style:parent-style-name="Table_20_Contents">
      <style:text-properties style:font-name="Arial1" fo:font-size="10pt" officeooo:rsid="001fcfe3" officeooo:paragraph-rsid="00b72c2f" style:font-size-asian="10pt" style:font-size-complex="10pt"/>
    </style:style>
    <style:style style:name="P44" style:family="paragraph" style:parent-style-name="Table_20_Contents">
      <style:text-properties style:font-name="Arial1" fo:font-size="10pt" officeooo:rsid="00209ddf" officeooo:paragraph-rsid="00b72c2f" style:font-size-asian="10pt" style:font-size-complex="10pt"/>
    </style:style>
    <style:style style:name="P45" style:family="paragraph" style:parent-style-name="Table_20_Contents">
      <style:text-properties style:font-name="Arial1" fo:font-size="10pt" officeooo:rsid="00296454" officeooo:paragraph-rsid="00b72c2f" style:font-size-asian="10pt" style:font-size-complex="10pt"/>
    </style:style>
    <style:style style:name="P46" style:family="paragraph" style:parent-style-name="Footnote">
      <style:text-properties style:font-name="Arial1" fo:font-size="8pt" officeooo:rsid="00826c5e" officeooo:paragraph-rsid="00826c5e" style:font-size-asian="8pt" style:font-size-complex="8pt"/>
    </style:style>
    <style:style style:name="P47" style:family="paragraph" style:parent-style-name="Standard">
      <style:paragraph-properties fo:text-align="justify" style:justify-single-word="false" fo:break-before="page"/>
      <style:text-properties style:font-name="Arial1" fo:font-size="10pt" officeooo:rsid="0005502f" officeooo:paragraph-rsid="00b72c2f" style:font-size-asian="10pt" style:font-size-complex="10pt"/>
    </style:style>
    <style:style style:name="P48" style:family="paragraph" style:parent-style-name="Standard">
      <style:paragraph-properties fo:text-align="justify" style:justify-single-word="false" fo:break-before="page"/>
      <style:text-properties style:font-name="Arial1" fo:font-size="10pt" fo:font-weight="bold" officeooo:rsid="0005502f" officeooo:paragraph-rsid="00b72c2f" style:font-size-asian="10pt" style:font-weight-asian="bold" style:font-size-complex="10pt" style:font-weight-complex="bold"/>
    </style:style>
    <style:style style:name="P49" style:family="paragraph" style:parent-style-name="Standard">
      <style:paragraph-properties fo:text-align="center" style:justify-single-word="false" fo:break-before="page"/>
      <style:text-properties style:font-name="Arial2" fo:font-size="10pt" fo:font-weight="normal" officeooo:rsid="0082de20" officeooo:paragraph-rsid="00a867a7" style:font-size-asian="10pt" style:font-weight-asian="normal" style:font-size-complex="10pt" style:font-weight-complex="normal"/>
    </style:style>
    <style:style style:name="P50" style:family="paragraph" style:parent-style-name="Standard">
      <style:paragraph-properties fo:text-align="justify" style:justify-single-word="false"/>
      <style:text-properties style:use-window-font-color="true" style:font-name="Arial1" fo:font-size="10pt" officeooo:rsid="009b381f" officeooo:paragraph-rsid="00b168b9" fo:background-color="transparent" style:font-size-asian="10pt" style:font-size-complex="10pt"/>
    </style:style>
    <style:style style:name="P51" style:family="paragraph" style:parent-style-name="Standard">
      <style:paragraph-properties fo:text-align="justify" style:justify-single-word="false"/>
      <style:text-properties style:use-window-font-color="true" style:font-name="Arial1" fo:font-size="10pt" officeooo:rsid="00b72c2f" officeooo:paragraph-rsid="00b168b9" fo:background-color="transparent" style:font-size-asian="10pt" style:font-size-complex="10pt"/>
    </style:style>
    <style:style style:name="P52" style:family="paragraph" style:parent-style-name="Standard">
      <style:paragraph-properties fo:text-align="justify" style:justify-single-word="false"/>
      <style:text-properties officeooo:rsid="00b4b6b4" officeooo:paragraph-rsid="00b168b9" fo:background-color="transparent"/>
    </style:style>
    <style:style style:name="P53" style:family="paragraph" style:parent-style-name="Standard">
      <style:paragraph-properties fo:text-align="justify" style:justify-single-word="false"/>
      <style:text-properties style:font-name="Arial1" fo:font-size="10pt" officeooo:rsid="00067ce4" officeooo:paragraph-rsid="00b72c2f" style:font-size-asian="10pt" style:font-size-complex="10pt"/>
    </style:style>
    <style:style style:name="P54" style:family="paragraph">
      <loext:graphic-properties draw:fill="solid" draw:fill-color="#ffffff"/>
    </style:style>
    <style:style style:name="T1" style:family="text">
      <style:text-properties fo:background-color="transparent" loext:char-shading-value="0"/>
    </style:style>
    <style:style style:name="T2" style:family="text">
      <style:text-properties officeooo:rsid="009b381f" fo:background-color="transparent" loext:char-shading-value="0"/>
    </style:style>
    <style:style style:name="T3" style:family="text">
      <style:text-properties officeooo:rsid="00a0a68a" fo:background-color="transparent" loext:char-shading-value="0"/>
    </style:style>
    <style:style style:name="T4" style:family="text">
      <style:text-properties officeooo:rsid="00b0b132" fo:background-color="transparent" loext:char-shading-value="0"/>
    </style:style>
    <style:style style:name="T5" style:family="text">
      <style:text-properties officeooo:rsid="00b1fc8c" fo:background-color="transparent" loext:char-shading-value="0"/>
    </style:style>
    <style:style style:name="T6" style:family="text">
      <style:text-properties officeooo:rsid="00b279a8" fo:background-color="transparent" loext:char-shading-value="0"/>
    </style:style>
    <style:style style:name="T7" style:family="text">
      <style:text-properties officeooo:rsid="00b4b6b4" fo:background-color="transparent" loext:char-shading-value="0"/>
    </style:style>
    <style:style style:name="T8" style:family="text">
      <style:text-properties officeooo:rsid="00b5f90d" fo:background-color="transparent" loext:char-shading-value="0"/>
    </style:style>
    <style:style style:name="T9" style:family="text">
      <style:text-properties officeooo:rsid="00b72c2f" fo:background-color="transparent" loext:char-shading-value="0"/>
    </style:style>
    <style:style style:name="T10" style:family="text">
      <style:text-properties officeooo:rsid="00070ca7" fo:background-color="transparent" loext:char-shading-value="0"/>
    </style:style>
    <style:style style:name="T11" style:family="text">
      <style:text-properties officeooo:rsid="002ef298" fo:background-color="transparent" loext:char-shading-value="0"/>
    </style:style>
    <style:style style:name="T12" style:family="text">
      <style:text-properties fo:font-weight="normal" style:font-weight-asian="normal" style:font-weight-complex="normal"/>
    </style:style>
    <style:style style:name="T13" style:family="text">
      <style:text-properties fo:font-weight="normal" officeooo:rsid="0007ca86" style:font-weight-asian="normal" style:font-weight-complex="normal"/>
    </style:style>
    <style:style style:name="T14" style:family="text">
      <style:text-properties fo:font-weight="normal" officeooo:rsid="009ffba6" style:font-weight-asian="normal" style:font-weight-complex="normal"/>
    </style:style>
    <style:style style:name="T15" style:family="text">
      <style:text-properties fo:font-weight="normal" officeooo:rsid="00ad48a7" style:font-weight-asian="normal" style:font-weight-complex="normal"/>
    </style:style>
    <style:style style:name="T16" style:family="text">
      <style:text-properties style:use-window-font-color="true" fo:font-weight="normal" fo:background-color="transparent" loext:char-shading-value="0" style:font-weight-asian="normal" style:font-weight-complex="normal"/>
    </style:style>
    <style:style style:name="T17" style:family="text">
      <style:text-properties style:use-window-font-color="true" fo:font-weight="normal" officeooo:rsid="0082de20" fo:background-color="transparent" loext:char-shading-value="0" style:font-weight-asian="normal" style:font-weight-complex="normal"/>
    </style:style>
    <style:style style:name="T18" style:family="text">
      <style:text-properties officeooo:rsid="0084e411"/>
    </style:style>
    <style:style style:name="T19" style:family="text">
      <style:text-properties officeooo:rsid="000c6bcc"/>
    </style:style>
    <style:style style:name="T20" style:family="text">
      <style:text-properties officeooo:rsid="0007ca86"/>
    </style:style>
    <style:style style:name="T21" style:family="text">
      <style:text-properties officeooo:rsid="000d80b4"/>
    </style:style>
    <style:style style:name="T22" style:family="text">
      <style:text-properties style:font-name="Arial1" fo:font-size="10pt" officeooo:rsid="00087c3c" style:font-size-asian="10pt" style:font-size-complex="10pt"/>
    </style:style>
    <style:style style:name="T23" style:family="text">
      <style:text-properties style:font-name="Arial1" fo:font-size="10pt" fo:font-weight="normal" officeooo:rsid="0007ca86" style:font-size-asian="10pt" style:font-weight-asian="normal" style:font-size-complex="10pt" style:font-weight-complex="normal"/>
    </style:style>
    <style:style style:name="T24" style:family="text">
      <style:text-properties officeooo:rsid="009e054c"/>
    </style:style>
    <style:style style:name="T25" style:family="text">
      <style:text-properties officeooo:rsid="009d1481"/>
    </style:style>
    <style:style style:name="T26" style:family="text">
      <style:text-properties officeooo:rsid="009c5247"/>
    </style:style>
    <style:style style:name="T27" style:family="text">
      <style:text-properties style:text-outline="false" style:text-line-through-style="none" style:text-line-through-type="none" style:font-name="Arial" fo:font-size="10pt" fo:font-style="normal" fo:text-shadow="none" style:text-underline-style="none" fo:font-weight="normal" officeooo:rsid="0007ca86" style:font-size-asian="10pt" style:font-style-asian="normal" style:font-weight-asian="normal" style:font-size-complex="10pt" style:font-weight-complex="normal" style:text-emphasize="none"/>
    </style:style>
    <style:style style:name="T28" style:family="text">
      <style:text-properties style:text-outline="false" style:text-line-through-style="none" style:text-line-through-type="none" fo:font-style="normal" fo:text-shadow="none" style:text-underline-style="none" officeooo:rsid="009a3aee" style:font-style-asian="normal" style:text-emphasize="none"/>
    </style:style>
    <style:style style:name="T29" style:family="text">
      <style:text-properties style:text-outline="false" style:text-line-through-style="none" style:text-line-through-type="none" fo:font-style="normal" fo:text-shadow="none" style:text-underline-style="none" officeooo:rsid="007c929e" style:font-style-asian="normal" style:text-emphasize="none"/>
    </style:style>
    <style:style style:name="T30" style:family="text">
      <style:text-properties style:text-outline="false" style:text-line-through-style="none" style:text-line-through-type="none" fo:font-style="normal" fo:text-shadow="none" style:text-underline-style="none" officeooo:rsid="00aede67" style:font-style-asian="normal" style:text-emphasize="none"/>
    </style:style>
    <style:style style:name="T31" style:family="text">
      <style:text-properties fo:font-size="10pt" officeooo:rsid="00905820" fo:background-color="transparent" loext:char-shading-value="0" style:font-size-asian="10pt" style:font-size-complex="10pt"/>
    </style:style>
    <style:style style:name="T32" style:family="text">
      <style:text-properties officeooo:rsid="00ad48a7"/>
    </style:style>
    <style:style style:name="T33" style:family="text">
      <style:text-properties officeooo:rsid="00ad85c0"/>
    </style:style>
    <style:style style:name="T34" style:family="text">
      <style:text-properties officeooo:rsid="0007ca86" style:font-weight-complex="normal"/>
    </style:style>
    <style:style style:name="T35" style:family="text">
      <style:text-properties officeooo:rsid="00ad85c0" style:font-weight-complex="normal"/>
    </style:style>
    <style:style style:name="T36" style:family="text">
      <style:text-properties officeooo:rsid="00b72c2f"/>
    </style:style>
    <style:style style:name="T37" style:family="text">
      <style:text-properties officeooo:rsid="00070ca7"/>
    </style:style>
    <style:style style:name="T38" style:family="text">
      <style:text-properties officeooo:rsid="00067ce4"/>
    </style:style>
    <style:style style:name="T39" style:family="text">
      <style:text-properties officeooo:rsid="00132cd4"/>
    </style:style>
    <style:style style:name="T40" style:family="text">
      <style:text-properties officeooo:rsid="00107b17"/>
    </style:style>
    <style:style style:name="T41" style:family="text">
      <style:text-properties officeooo:rsid="001fcfe3"/>
    </style:style>
    <style:style style:name="T42" style:family="text">
      <style:text-properties officeooo:rsid="000a0cee"/>
    </style:style>
    <style:style style:name="T43" style:family="text">
      <style:text-properties officeooo:rsid="000d5c12"/>
    </style:style>
    <style:style style:name="T44" style:family="text">
      <style:text-properties officeooo:rsid="00164b29"/>
    </style:style>
    <style:style style:name="T45" style:family="text">
      <style:text-properties officeooo:rsid="0027dea0"/>
    </style:style>
    <style:style style:name="T46" style:family="text">
      <style:text-properties officeooo:rsid="0024cf0b"/>
    </style:style>
    <style:style style:name="T47" style:family="text">
      <style:text-properties officeooo:rsid="002ac8a8"/>
    </style:style>
    <style:style style:name="T48" style:family="text">
      <style:text-properties officeooo:rsid="000afe61"/>
    </style:style>
    <style:style style:name="T49" style:family="text">
      <style:text-properties officeooo:rsid="002c3efe"/>
    </style:style>
    <style:style style:name="T50" style:family="text">
      <style:text-properties officeooo:rsid="001adc54"/>
    </style:style>
    <style:style style:name="T51" style:family="text">
      <style:text-properties officeooo:rsid="002ef298"/>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style:style style:name="gr1" style:family="graphic">
      <style:graphic-properties draw:stroke="none" svg:stroke-color="#3465a4" draw:fill="solid" draw:fill-color="#ffffff" draw:textarea-horizontal-align="justify" draw:textarea-vertical-align="middle" draw:auto-grow-height="false" fo:min-height="10.795cm" fo:min-width="17.8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3465a4" draw:fill="solid" draw:fill-color="#ffffff" draw:textarea-horizontal-align="justify" draw:textarea-vertical-align="middle" draw:auto-grow-height="false" fo:min-height="11.827cm" fo:min-width="18.2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JET P<text:span text:style-name="T24">acman</text:span></text:p>
      <text:p text:style-name="P16"/>
      <text:p text:style-name="P16"/>
      <text:p text:style-name="P16"><draw:frame draw:style-name="fr1" draw:name="Cadre7" text:anchor-type="paragraph" svg:x="0.034cm" svg:y="0.233cm" svg:width="17.082cm" draw:z-index="3"><draw:text-box fo:min-height="0.79cm"><text:p text:style-name="P19">FICHE DE SPÉCIFICATION DE L’US N° : <text:span text:style-name="T25">1830</text:span></text:p></draw:text-box></draw:frame></text:p>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4" office:value-type="string">
            <text:p text:style-name="P40">Historique des modifications</text:p>
            <text:p text:style-name="P33"/>
          </table:table-cell>
          <table:covered-table-cell/>
          <table:covered-table-cell/>
          <table:covered-table-cell/>
        </table:table-row>
        <table:table-row>
          <table:table-cell table:style-name="Tableau1.A2" office:value-type="string">
            <text:p text:style-name="P34">version</text:p>
          </table:table-cell>
          <table:table-cell table:style-name="Tableau1.B2" office:value-type="string">
            <text:p text:style-name="P34">Date</text:p>
          </table:table-cell>
          <table:table-cell table:style-name="Tableau1.C2" office:value-type="string">
            <text:p text:style-name="P34">Auteur de la modification</text:p>
          </table:table-cell>
          <table:table-cell table:style-name="Tableau1.D2" office:value-type="string">
            <text:p text:style-name="P34">statut<text:note text:id="ftn1" text:note-class="footnote"><text:note-citation>1</text:note-citation><text:note-body><text:p text:style-name="P46">Les modalités du statut sont : validé EPS, accepté EPI, fini</text:p></text:note-body></text:note></text:p>
          </table:table-cell>
        </table:table-row>
        <table:table-row>
          <table:table-cell table:style-name="Tableau1.A2" office:value-type="string">
            <text:p text:style-name="P34">00</text:p>
          </table:table-cell>
          <table:table-cell table:style-name="Tableau1.B3" office:value-type="string">
            <text:p text:style-name="P36"><text:span text:style-name="T32">13</text:span>/0<text:span text:style-name="T32">3</text:span>/201<text:span text:style-name="T32">9</text:span></text:p>
          </table:table-cell>
          <table:table-cell table:style-name="Tableau1.C3" office:value-type="string">
            <text:p text:style-name="P35">GC</text:p>
          </table:table-cell>
          <table:table-cell table:style-name="Tableau1.D3" office:value-type="string">
            <text:p text:style-name="P37"/>
          </table:table-cell>
        </table:table-row>
        <table:table-row>
          <table:table-cell table:style-name="Tableau1.A2" office:value-type="string">
            <text:p text:style-name="P34">01</text:p>
          </table:table-cell>
          <table:table-cell table:style-name="Tableau1.B4" office:value-type="string">
            <text:p text:style-name="P2"/>
          </table:table-cell>
          <table:table-cell table:style-name="Tableau1.C4" office:value-type="string">
            <text:p text:style-name="P2"/>
          </table:table-cell>
          <table:table-cell table:style-name="Tableau1.D4" office:value-type="string">
            <text:p text:style-name="P3"/>
          </table:table-cell>
        </table:table-row>
      </table:table>
      <text:p text:style-name="P23"><draw:frame draw:style-name="fr1" draw:name="Cadre2" text:anchor-type="paragraph" svg:x="0.018cm" svg:y="0.37cm" svg:width="17.03cm" draw:z-index="2"><draw:text-box fo:min-height="0.79cm"><text:p text:style-name="P31"><text:span text:style-name="T22">FONCTIONNALIT</text:span><text:span text:style-name="T23">É : </text:span><text:span text:style-name="T27">Modifier le référentiel commun et les référentiels de travail selon les données du fichier csv</text:span></text:p><text:p text:style-name="P5"/></draw:text-box></draw:frame><draw:frame draw:style-name="fr1" draw:name="Cadre8" text:anchor-type="paragraph" svg:x="-0.019cm" svg:y="2.051cm" svg:width="17.014cm" draw:z-index="4"><draw:text-box fo:min-height="0.79cm"><text:p text:style-name="P24"><text:span text:style-name="T21">PROFIL</text:span> D'UTILISAT<text:span text:style-name="T21">EURS</text:span> CONCERN<text:span text:style-name="T13">É : </text:span><text:span text:style-name="T15">A</text:span><text:span text:style-name="T14">dministrateur</text:span></text:p></draw:text-box></draw:frame></text:p>
      <table:table table:name="Tableau2" table:style-name="Tableau2">
        <table:table-column table:style-name="Tableau2.A"/>
        <table:table-column table:style-name="Tableau2.B"/>
        <table:table-row>
          <table:table-cell table:style-name="Tableau2.A1" table:number-columns-spanned="2" office:value-type="string">
            <text:p text:style-name="P33"/>
            <text:p text:style-name="P39">Description</text:p>
            <text:p text:style-name="P33"/>
          </table:table-cell>
          <table:covered-table-cell/>
        </table:table-row>
        <table:table-row>
          <table:table-cell table:style-name="Tableau2.A2" office:value-type="string">
            <text:p text:style-name="P38">En tant que</text:p>
          </table:table-cell>
          <table:table-cell table:style-name="Tableau2.B4" office:value-type="string">
            <text:p text:style-name="P35"><text:span text:style-name="T33">administra</text:span>teur</text:p>
          </table:table-cell>
        </table:table-row>
        <table:table-row>
          <table:table-cell table:style-name="Tableau2.A2" office:value-type="string">
            <text:p text:style-name="P38">Je veux</text:p>
          </table:table-cell>
          <table:table-cell table:style-name="Tableau2.B4" office:value-type="string">
            <text:p text:style-name="P32"><text:span text:style-name="T35">m</text:span><text:span text:style-name="T34">odifier le référentiel commun et les référentiels de travail selon les données du fichier csv</text:span></text:p>
          </table:table-cell>
        </table:table-row>
        <table:table-row>
          <table:table-cell table:style-name="Tableau2.A2" office:value-type="string">
            <text:p text:style-name="P38">Afin de/<text:span text:style-name="T18">que</text:span></text:p>
          </table:table-cell>
          <table:table-cell table:style-name="Tableau2.B4" office:value-type="string">
            <text:p text:style-name="P15">les référentiels prennent en compte les modifications issues du fichier csv</text:p>
          </table:table-cell>
        </table:table-row>
      </table:table>
      <text:p text:style-name="P21"/>
      <text:p text:style-name="P21"><draw:frame draw:style-name="fr2" draw:name="Cadre4" text:anchor-type="paragraph" svg:x="0.104cm" svg:y="2.228cm" svg:width="16.923cm" draw:z-index="5"><draw:text-box fo:min-height="4.819cm"><text:p text:style-name="P24"><text:span text:style-name="T12">Pré-requis à la mise en œuvre de la fonctionnalité</text:span><text:span text:style-name="T13"> : </text:span></text:p><text:p text:style-name="P4"><text:span text:style-name="T28">Les</text:span><text:span text:style-name="T29"> </text:span><text:span text:style-name="T30">données du référentiel contenues dans le fichier CSV ont passé les contrôles</text:span> (US n°<text:span text:style-name="T26">1782</text:span>)</text:p></draw:text-box></draw:frame></text:p>
      <text:p text:style-name="P16"><draw:frame draw:style-name="fr2" draw:name="Cadre3" text:anchor-type="paragraph" svg:x="0.104cm" svg:y="7.754cm" svg:width="16.953cm" draw:z-index="8"><draw:text-box fo:min-height="2.738cm"><text:p text:style-name="P17">Liste des r<text:span text:style-name="T19">è</text:span>gles de gestion à appliquer pour cette fonctionnalité<text:span text:style-name="T20"> : </text:span></text:p><text:p text:style-name="P8"/></draw:text-box></draw:frame>SPÉCIFICATIONS DÉTAILLÉES</text:p>
      <text:p text:style-name="P21"><draw:frame draw:style-name="fr2" draw:name="Cadre5" text:anchor-type="paragraph" svg:x="-0.004cm" svg:y="0.896cm" svg:width="16.974cm" draw:z-index="7"><draw:text-box fo:min-height="14.97cm"><text:p text:style-name="P17">Description de la fonctionnalité : </text:p><text:p text:style-name="P9"><text:span text:style-name="T4">La première étape consiste à écrire en base l</text:span><text:span text:style-name="T2">es données présentes dans le fichier csv </text:span><text:span text:style-name="T4">pour modifier le référentiel commun</text:span><text:span text:style-name="T2">. </text:span><text:span text:style-name="T5">Si une modalité n’existe plus dans la version du référentiel du fichier, celle-ci ne doit pas être supprimée de la base de données mais rendue inactive. Cela signifie qu’elle doit continuer à figurer dans les liste des modalités concernant les outils de consultation (visualisation, exportation csv) mais elle est retirée des listes des outils de mise à jour (saisie, copie, effacement) et sera rejetée lors des contrôles d’importation de fichiers csv le cas échéant. </text:span><text:span text:style-name="T6">L’ordre par défaut des modalités d’une dimension dont le référentiel est mis à jour doit être entièrement remplacé en base de données afin de tenir compte des éventuels ajouts et suppression</text:span><text:span text:style-name="T8">s</text:span><text:span text:style-name="T6"> des modalités. </text:span><text:span text:style-name="T7">Quand une modalité est rendue inactive lors de la mise à jour, son ordre lui est retiré. Dans les listes de modalités et les visualisations, les modalités inactives sont placées à la fin des modalités actives, en les classant par ordre alphabétique du code </text:span></text:p><text:p text:style-name="P50"/><text:p text:style-name="P10"><text:span text:style-name="T1">Ensuite, les référentiels de chaque espace de travail sont également modifiés en conséquence tout en conservant les modalités personnelles des dimensions. </text:span><text:span text:style-name="T9">L’ordre des modalités de chaque référentiel est corrigé selon les algorithmes suivants :</text:span></text:p><text:p text:style-name="P51"/><text:p text:style-name="P20">- Impact sur l’ordre des modalités dans les espaces de travail de l’ajout de modalités dans le référentiel commun</text:p><text:p text:style-name="P25"/><text:p text:style-name="P26">Modalité précédant la modalité ajoutée dans le nouveau référentiel :</text:p><text:p text:style-name="P26"/><text:p text:style-name="P26">- ordre de la modalité dans le référentiel commun = Ic avec I = ordre <text:span text:style-name="T37">dans le nouveau référentiel</text:span>, c = référentiel commun</text:p><text:p text:style-name="P25">- <text:span text:style-name="T38">n</text:span>iveau<text:span text:style-name="T38"> de la modalité précédant la modalité ajoutée dans la hiérarchie du référentiel commun = niveau de la modalité précédant la modalité ajoutée dans la hiérarchie du référentiel de travail = X</text:span></text:p><text:p text:style-name="P26">- ordre de la modalité dans le référentiel commun = Jt avec J = ordre <text:span text:style-name="T37">dans le nouveau référentiel</text:span>, t = référentiel de travail</text:p><text:p text:style-name="P25"/><text:p text:style-name="P25"/><text:p text:style-name="P25">Calcul <text:span text:style-name="T39">séquentiel (c’est-à-dire que l’algorithme se fait par modalité ajoutée sans tenir compte des suivantes) </text:span>de l’ordre <text:span text:style-name="T40">dans le nouveau référentiel de travail</text:span> <text:span text:style-name="T37">de la modalité ajoutée :</text:span></text:p><text:p text:style-name="P25"/><table:table table:name="Tableau3" table:style-name="Tableau3"><table:table-column table:style-name="Tableau3.A" table:number-columns-repeated="2"/><table:table-column table:style-name="Tableau3.C"/><table:table-column table:style-name="Tableau3.D"/><table:table-column table:style-name="Tableau3.E"/><table:table-row><table:table-cell table:style-name="Tableau3.A1" office:value-type="string"><text:p text:style-name="P41">Niveau de la modalité ajoutée dans la hiérarchie <text:span text:style-name="T41">par rapport à la modalité la précédant dans le référentiel commun</text:span></text:p></table:table-cell><table:table-cell table:style-name="Tableau3.A1" office:value-type="string"><text:p text:style-name="P41">Niveau de la modalité qui suit la modalité <text:span text:style-name="T42">précédant la modalité </text:span>ajoutée dans l’<text:span text:style-name="T42">ancien</text:span> référentiel commun</text:p></table:table-cell><table:table-cell table:style-name="Tableau3.A1" office:value-type="string"><text:p text:style-name="P41">Niveau de la modalité qui suit la modalité <text:span text:style-name="T42">précédant la modalité </text:span>ajoutée <text:span text:style-name="T42">dans</text:span> le référentiel de travail</text:p></table:table-cell><table:table-cell table:style-name="Tableau3.A1" office:value-type="string"><text:p text:style-name="P42">Nombre de modalités entre la modalité précédant la modalité ajoutée et la modalité qui suit la modalité précédant la modalité ajoutée dans l’ancien espace de travail</text:p></table:table-cell><table:table-cell table:style-name="Tableau3.E1" office:value-type="string"><text:p text:style-name="P41">Ordre de la modalité ajoutée dans le <text:span text:style-name="T43">nouveau</text:span> référentiel de travail</text:p></table:table-cell></table:table-row><table:table-row><table:table-cell table:style-name="Tableau3.A2" office:value-type="string"><text:p text:style-name="P41">X-<text:span text:style-name="T44">x (x in (0,1))</text:span></text:p></table:table-cell><table:table-cell table:style-name="Tableau3.A2" office:value-type="string"><text:p text:style-name="P41">X-<text:span text:style-name="T45">y (0&lt;=y&lt;=X)</text:span></text:p></table:table-cell><table:table-cell table:style-name="Tableau3.A2" office:value-type="string"><text:p text:style-name="P41">X-<text:span text:style-name="T45">y (0&lt;=y&lt;=X)</text:span></text:p></table:table-cell><table:table-cell table:style-name="Tableau3.A2" office:value-type="string"><text:p text:style-name="P27">0</text:p></table:table-cell><table:table-cell table:style-name="Tableau3.E2" office:value-type="string"><text:p text:style-name="P28">Jt +<text:span text:style-name="T43">1</text:span></text:p></table:table-cell></table:table-row><table:table-row><table:table-cell table:style-name="Tableau3.A2" office:value-type="string"><text:p text:style-name="P42">X<text:span text:style-name="T46">+1</text:span></text:p></table:table-cell><table:table-cell table:style-name="Tableau3.A2" office:value-type="string"><text:p text:style-name="P42">X<text:span text:style-name="T44">+y (y in (-1,0,1))</text:span></text:p></table:table-cell><table:table-cell table:style-name="Tableau3.A2" office:value-type="string"><text:p text:style-name="P42">X<text:span text:style-name="T44">+y (y in (-1,0,1))</text:span></text:p></table:table-cell><table:table-cell table:style-name="Tableau3.A2" office:value-type="string"><text:p text:style-name="P27">0</text:p></table:table-cell><table:table-cell table:style-name="Tableau3.E2" office:value-type="string"><text:p text:style-name="P28">Jt +<text:span text:style-name="T43">1</text:span></text:p></table:table-cell></table:table-row><table:table-row><table:table-cell table:style-name="Tableau3.A2" office:value-type="string"><text:p text:style-name="P42">X</text:p></table:table-cell><table:table-cell table:style-name="Tableau3.A2" office:value-type="string"><text:p text:style-name="P42">X</text:p></table:table-cell><table:table-cell table:style-name="Tableau3.A2" office:value-type="string"><text:p text:style-name="P42">X+<text:span text:style-name="T47">1</text:span></text:p></table:table-cell><table:table-cell table:style-name="Tableau3.A2" office:value-type="string"><text:p text:style-name="P27">k (<text:span text:style-name="T48">k</text:span>&gt;0)</text:p></table:table-cell><table:table-cell table:style-name="Tableau3.E2" office:value-type="string"><text:p text:style-name="P28">Jt +<text:span text:style-name="T43">1</text:span>+k</text:p></table:table-cell></table:table-row><table:table-row><table:table-cell table:style-name="Tableau3.A2" office:value-type="string"><text:p text:style-name="P43">X<text:span text:style-name="T49">+x (x in (0,1))</text:span></text:p></table:table-cell><table:table-cell table:style-name="Tableau3.A2" office:value-type="string"><text:p text:style-name="P44">X-<text:span text:style-name="T47">y (0&lt;y&lt;=X)</text:span></text:p></table:table-cell><table:table-cell table:style-name="Tableau3.A2" office:value-type="string"><text:p text:style-name="P41">X</text:p></table:table-cell><table:table-cell table:style-name="Tableau3.A2" office:value-type="string"><text:p text:style-name="P27">k (<text:span text:style-name="T48">k</text:span>&gt;0)</text:p></table:table-cell><table:table-cell table:style-name="Tableau3.E2" office:value-type="string"><text:p text:style-name="P28">Jt +<text:span text:style-name="T43">1</text:span>+k</text:p></table:table-cell></table:table-row><table:table-row><table:table-cell table:style-name="Tableau3.A2" office:value-type="string"><text:p text:style-name="P43">X-<text:span text:style-name="T49">x (x in (0,1))</text:span></text:p></table:table-cell><table:table-cell table:style-name="Tableau3.A2" office:value-type="string"><text:p text:style-name="P44">X-<text:span text:style-name="T47">y (0&lt;y&lt;=X)</text:span></text:p></table:table-cell><table:table-cell table:style-name="Tableau3.A2" office:value-type="string"><text:p text:style-name="P41">X<text:span text:style-name="T47">+1</text:span></text:p></table:table-cell><table:table-cell table:style-name="Tableau3.A2" office:value-type="string"><text:p text:style-name="P27">k (<text:span text:style-name="T48">k</text:span>&gt;0)</text:p></table:table-cell><table:table-cell table:style-name="Tableau3.E2" office:value-type="string"><text:p text:style-name="P28">Jt +<text:span text:style-name="T43">1</text:span>+k</text:p></table:table-cell></table:table-row><table:table-row><table:table-cell table:style-name="Tableau3.A2" office:value-type="string"><text:p text:style-name="P45">X+1</text:p></table:table-cell><table:table-cell table:style-name="Tableau3.A2" office:value-type="string"><text:p text:style-name="P45">X-y (0&lt;=y&lt;=<text:span text:style-name="T49">X</text:span>)</text:p></table:table-cell><table:table-cell table:style-name="Tableau3.A2" office:value-type="string"><text:p text:style-name="P45">X+1</text:p></table:table-cell><table:table-cell table:style-name="Tableau3.A2" office:value-type="string"><text:p text:style-name="P27">k (<text:span text:style-name="T48">k</text:span>&gt;0)</text:p></table:table-cell><table:table-cell table:style-name="Tableau3.E2" office:value-type="string"><text:p text:style-name="P28">Jt +<text:span text:style-name="T43">1</text:span>+k</text:p></table:table-cell></table:table-row></table:table><text:p text:style-name="P29"/><text:p text:style-name="P30">Pour les modalités suivant <text:span text:style-name="T50">la modalité ajoutée du référentiel commun dans le référentiel de travail, sans ajout ou suppression supplémentaire de modalités dans la suite du référentiel, pour une modalité de l’ancien référentiel de travail pour laquelle la différence entre son ordre et celui de la modalité précédant la modalité ajoutée est de a (avec a&gt;0), l’ordre de cette modalité vaut l’ordre dans le nouveau référentiel de travail de la modalité ajoutée + a.</text:span></text:p><text:p text:style-name="P47"/><text:p text:style-name="P14"/></draw:text-box></draw:frame><text:soft-page-break/></text:p>
      <text:p text:style-name="P21"/>
      <text:p text:style-name="P22"/>
      <text:p text:style-name="P49"><draw:frame draw:style-name="fr2" draw:name="Cadre1" text:anchor-type="paragraph" svg:x="-0.004cm" svg:y="0.409cm" svg:width="16.974cm" draw:z-index="10"><draw:text-box fo:min-height="14.97cm"><text:p text:style-name="P17">Description de la fonctionnalité <text:span text:style-name="T36">(suite)</text:span> : </text:p><text:p text:style-name="P52"/><text:p text:style-name="P48"><text:span text:style-name="T7">- Impact sur l’ordre des modalités dans les espaces de travail de l</text:span><text:span text:style-name="T11">a suppression</text:span><text:span text:style-name="T7"> de modalités dans le référentiel commun</text:span></text:p><text:p text:style-name="P52"/><text:p text:style-name="P26">Modalité précédant la modalité ajoutée dans le nouveau référentiel :</text:p><text:p text:style-name="P26"/><text:p text:style-name="P26">- ordre de la modalité dans le référentiel commun = Ic avec I = ordre <text:span text:style-name="T37">dans le nouveau référentiel</text:span>, c = référentiel commun</text:p><text:p text:style-name="P26">- niveau de la modalité <text:span text:style-name="T51">supprimée dans la hiérarchie</text:span> du référentiel commun = niveau de la modalité <text:span text:style-name="T51">supprimée</text:span> dans la hiérarchie du référentiel de travail = X</text:p><text:p text:style-name="P26">- ordre de la modalité dans le référentiel commun = Jt avec J = ordre dans le nouveau référentiel, t = référentiel de travail</text:p><text:p text:style-name="P25"/><text:p text:style-name="P25"/><text:p text:style-name="P25">Calcul <text:span text:style-name="T39">séquentiel (c’est-à-dire que l’algorithme se fait par modalité ajoutée sans tenir compte des suivantes) </text:span>de l’ordre <text:span text:style-name="T40">dans le nouveau référentiel de travail</text:span> <text:span text:style-name="T37">de la modalité suivant la modalité supprimée :</text:span></text:p><text:p text:style-name="P25"/><table:table table:name="Tableau6" table:style-name="Tableau6"><table:table-column table:style-name="Tableau6.A"/><table:table-column table:style-name="Tableau6.B"/><table:table-column table:style-name="Tableau6.C"/><table:table-column table:style-name="Tableau6.D"/><table:table-row><table:table-cell table:style-name="Tableau6.A1" office:value-type="string"><text:p text:style-name="P41">Niveau de la modalité qui suit la modalité <text:span text:style-name="T42">précédant la modalité supprimée</text:span> dans l’<text:span text:style-name="T42">ancien</text:span> référentiel commun</text:p></table:table-cell><table:table-cell table:style-name="Tableau6.A1" office:value-type="string"><text:p text:style-name="P41">Niveau de la modalité qui suit la modalité <text:span text:style-name="T42">précédant la modalité supprimée</text:span> <text:span text:style-name="T42">dans</text:span> le référentiel de travail</text:p></table:table-cell><table:table-cell table:style-name="Tableau6.A1" office:value-type="string"><text:p text:style-name="P42">Nombre de modalités entre la modalité précédant la modalité <text:span text:style-name="T51">supprimée</text:span> et la modalité qui suit la modalité précédant la modalité <text:span text:style-name="T51">supprimée</text:span> dans l’ancien espace de travail</text:p></table:table-cell><table:table-cell table:style-name="Tableau6.D1" office:value-type="string"><text:p text:style-name="P41">Ordre de <text:span text:style-name="T37">la modalité suivant la modalité supprimée</text:span> dans le <text:span text:style-name="T43">nouveau</text:span> référentiel de travail</text:p></table:table-cell></table:table-row><table:table-row><table:table-cell table:style-name="Tableau6.A2" office:value-type="string"><text:p text:style-name="P41">X-<text:span text:style-name="T45">y (-1&lt;=y&lt;=X)</text:span></text:p></table:table-cell><table:table-cell table:style-name="Tableau6.A2" office:value-type="string"><text:p text:style-name="P41">X-<text:span text:style-name="T45">y (-1&lt;=y&lt;=X)</text:span></text:p></table:table-cell><table:table-cell table:style-name="Tableau6.A2" office:value-type="string"><text:p text:style-name="P27">0</text:p></table:table-cell><table:table-cell table:style-name="Tableau6.D2" office:value-type="string"><text:p text:style-name="P28">Jt -<text:span text:style-name="T43">1</text:span></text:p></table:table-cell></table:table-row><table:table-row><table:table-cell table:style-name="Tableau6.A2" office:value-type="string"><text:p text:style-name="P41">X-<text:span text:style-name="T45">y (0&lt;=y&lt;=X)</text:span></text:p></table:table-cell><table:table-cell table:style-name="Tableau6.A2" office:value-type="string"><text:p text:style-name="P42">X<text:span text:style-name="T44">+1</text:span></text:p></table:table-cell><table:table-cell table:style-name="Tableau6.A2" office:value-type="string"><text:p text:style-name="P27">k (<text:span text:style-name="T48">k</text:span>&gt;0)</text:p></table:table-cell><table:table-cell table:style-name="Tableau6.D2" office:value-type="string"><text:p text:style-name="P28">Jt -<text:span text:style-name="T51">1-</text:span>k</text:p></table:table-cell></table:table-row></table:table><text:p text:style-name="P29"/><text:p text:style-name="P11"><text:span text:style-name="T9">Pour les modalités suivant </text:span><text:span text:style-name="T10">la modalité suivant la modalité supprimée du référentiel commun dans le référentiel de travail, sans ajout ou suppression supplémentaire de modalités dans la suite du référentiel, pour une modalité de l’ancien référentiel de travail pour laquelle la différence entre son ordre et celui de la modalité précédant la modalité supprimée est de a (avec a&gt;0), l’ordre de cette modalité vaut l’ordre dans le nouveau référentiel de travail de la modalité suivant la modalité supprimée - a.</text:span></text:p><text:p text:style-name="P50"/><text:p text:style-name="P50"/><text:p text:style-name="P9"><text:span text:style-name="T2"><text:s/></text:span><text:span text:style-name="T3">L</text:span><text:span text:style-name="T2">orsque la base de données </text:span><text:span text:style-name="T9">a été mise</text:span><text:span text:style-name="T2"> à jour, </text:span><text:span text:style-name="T9">sous le bouton « Charger » </text:span><text:span text:style-name="T2">s’affiche le message suivant :</text:span></text:p><text:p text:style-name="P12">« L<text:span text:style-name="T36">e chargement du référentiel </text:span>a été réalisé avec succès. ».</text:p><text:p text:style-name="P13"/><text:p text:style-name="P14">Lorsque l<text:span text:style-name="T36">e chargement </text:span>a été <text:span text:style-name="T36">lancé</text:span>, le bouton « <text:span text:style-name="T36">Charger</text:span> » n’est plus utilisable et le fichier n’est plus sélectionné.</text:p></draw:text-box></draw:frame><draw:frame draw:style-name="fr3" draw:name="Cadre9" text:anchor-type="paragraph" svg:x="-0.004cm" svg:y="21.006cm" svg:width="16.974cm" draw:z-index="9"><draw:text-box fo:min-height="0.669cm"><text:p text:style-name="P18"><text:span text:style-name="T20">C</text:span><text:span text:style-name="T1">ritère d’acceptation – Jeux de test </text:span><text:span text:style-name="T16">(</text:span><text:span text:style-name="T17">y c.</text:span><text:span text:style-name="T16"> d</text:span><text:span text:style-name="T17">é</text:span><text:span text:style-name="T16">finition de prêt)</text:span></text:p><text:p text:style-name="P7"><text:span text:style-name="T31">L</text:span><text:span text:style-name="T9">e référentiel commun et les référentiels de chaque espace de travail sont à jour en </text:span><text:span text:style-name="T31">base de données.</text:span></text:p><text:p text:style-name="P1"/></draw:text-box></draw:frame><draw:frame draw:style-name="fr2" draw:name="Cadre6" text:anchor-type="paragraph" svg:x="-0.004cm" svg:y="19.493cm" svg:width="16.974cm" draw:z-index="6"><draw:text-box fo:min-height="0.669cm"><text:p text:style-name="P17">Résultat attendu de la fonctionnalité<text:span text:style-name="T20"> : </text:span></text:p><text:p text:style-name="P6">L<text:span text:style-name="T36">e référentiel commun et les référentiels de chaque espace de travail sont à jour en </text:span>base de données.</text:p></draw:text-box></draw:frame><draw:custom-shape text:anchor-type="paragraph" draw:z-index="1" draw:name="Forme11" draw:style-name="gr2" draw:text-style-name="P54" svg:width="18.204cm" svg:height="11.828cm" svg:x="7.929cm" svg:y="3.806cm"><text:p/><draw:enhanced-geometry svg:viewBox="0 0 21600 21600" draw:type="rectangle" draw:enhanced-path="M 0 0 L 21600 0 21600 21600 0 21600 0 0 Z N"/></draw:custom-shape><draw:custom-shape text:anchor-type="paragraph" draw:z-index="0" draw:name="Forme2" draw:style-name="gr1" draw:text-style-name="P54" svg:width="17.834cm" svg:height="10.796cm" svg:x="7.558cm" svg:y="3.639cm"><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9-03-21T11:41:11.813000000</dc:date>
    <meta:editing-duration>P1DT19H28M17S</meta:editing-duration>
    <meta:editing-cycles>145</meta:editing-cycles>
    <meta:generator>LibreOffice/5.4.6.2$Windows_X86_64 LibreOffice_project/4014ce260a04f1026ba855d3b8d91541c224eab8</meta:generator>
    <meta:print-date>2016-05-11T15:29:19.484000000</meta:print-date>
    <dc:creator>Georges Consalès</dc:creator>
    <meta:document-statistic meta:table-count="4" meta:image-count="0" meta:object-count="0" meta:page-count="3" meta:paragraph-count="97" meta:word-count="1112" meta:character-count="6679" meta:non-whitespace-character-count="5656"/>
  </office:meta>
</office:document-meta>
</file>